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4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4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b55a"/>
    </style:style>
    <style:style style:name="P2" style:family="paragraph" style:parent-style-name="Standard">
      <style:text-properties officeooo:rsid="000f79e7" officeooo:paragraph-rsid="000f79e7"/>
    </style:style>
    <style:style style:name="P3" style:family="paragraph" style:parent-style-name="Standard">
      <style:text-properties officeooo:rsid="000f79e7" officeooo:paragraph-rsid="001224a1"/>
    </style:style>
    <style:style style:name="P4" style:family="paragraph" style:parent-style-name="Standard">
      <style:text-properties officeooo:rsid="000f79e7" officeooo:paragraph-rsid="00183143"/>
    </style:style>
    <style:style style:name="P5" style:family="paragraph" style:parent-style-name="Standard">
      <style:text-properties officeooo:rsid="000f79e7" officeooo:paragraph-rsid="001a2cbf"/>
    </style:style>
    <style:style style:name="P6" style:family="paragraph" style:parent-style-name="Standard">
      <style:text-properties officeooo:paragraph-rsid="001224a1"/>
    </style:style>
    <style:style style:name="P7" style:family="paragraph" style:parent-style-name="Standard">
      <style:text-properties officeooo:rsid="001a2cbf" officeooo:paragraph-rsid="001a2cbf"/>
    </style:style>
    <style:style style:name="P8" style:family="paragraph" style:parent-style-name="Standard">
      <style:text-properties officeooo:paragraph-rsid="001b8587"/>
    </style:style>
    <style:style style:name="P9" style:family="paragraph" style:parent-style-name="Text_20_body">
      <style:text-properties officeooo:rsid="0006b770" officeooo:paragraph-rsid="0009b55a"/>
    </style:style>
    <style:style style:name="P10" style:family="paragraph" style:parent-style-name="Text_20_body">
      <style:text-properties officeooo:paragraph-rsid="0009b55a"/>
    </style:style>
    <style:style style:name="P11" style:family="paragraph" style:parent-style-name="Text_20_body">
      <style:text-properties officeooo:rsid="000f79e7" officeooo:paragraph-rsid="000f79e7"/>
    </style:style>
    <style:style style:name="P12" style:family="paragraph" style:parent-style-name="Text_20_body">
      <style:text-properties officeooo:rsid="000f79e7" officeooo:paragraph-rsid="001224a1"/>
    </style:style>
    <style:style style:name="P13" style:family="paragraph" style:parent-style-name="Text_20_body">
      <style:text-properties officeooo:rsid="001b6719" officeooo:paragraph-rsid="001b6719"/>
    </style:style>
    <style:style style:name="P14" style:family="paragraph" style:parent-style-name="Text_20_body">
      <style:text-properties officeooo:rsid="001f0659" officeooo:paragraph-rsid="001f0659"/>
    </style:style>
    <style:style style:name="P1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b6719" officeooo:paragraph-rsid="001b6719"/>
    </style:style>
    <style:style style:name="P16" style:family="paragraph" style:parent-style-name="Table_20_Contents">
      <style:text-properties officeooo:rsid="0006b770" officeooo:paragraph-rsid="00183143"/>
    </style:style>
    <style:style style:name="P17" style:family="paragraph" style:parent-style-name="Table_20_Contents">
      <style:text-properties officeooo:rsid="00088c85" officeooo:paragraph-rsid="00183143"/>
    </style:style>
    <style:style style:name="P18" style:family="paragraph" style:parent-style-name="Table_20_Contents">
      <style:text-properties officeooo:paragraph-rsid="000f79e7"/>
    </style:style>
    <style:style style:name="P19" style:family="paragraph" style:parent-style-name="Table_20_Contents">
      <style:text-properties officeooo:rsid="000f79e7" officeooo:paragraph-rsid="000f79e7"/>
    </style:style>
    <style:style style:name="P20" style:family="paragraph" style:parent-style-name="Table_20_Contents">
      <style:text-properties officeooo:rsid="000f79e7" officeooo:paragraph-rsid="001224a1"/>
    </style:style>
    <style:style style:name="P21" style:family="paragraph" style:parent-style-name="Table_20_Contents">
      <style:text-properties officeooo:rsid="000f79e7" officeooo:paragraph-rsid="00183143"/>
    </style:style>
    <style:style style:name="P22" style:family="paragraph" style:parent-style-name="Table_20_Contents">
      <style:text-properties officeooo:rsid="000f79e7" officeooo:paragraph-rsid="001b8587"/>
    </style:style>
    <style:style style:name="P23" style:family="paragraph" style:parent-style-name="Table_20_Contents">
      <style:text-properties officeooo:rsid="001057d1" officeooo:paragraph-rsid="001224a1"/>
    </style:style>
    <style:style style:name="P24" style:family="paragraph" style:parent-style-name="Table_20_Contents">
      <style:text-properties officeooo:rsid="001057d1" officeooo:paragraph-rsid="001b8587"/>
    </style:style>
    <style:style style:name="P25" style:family="paragraph" style:parent-style-name="Table_20_Contents">
      <style:text-properties officeooo:paragraph-rsid="001224a1"/>
    </style:style>
    <style:style style:name="P26" style:family="paragraph" style:parent-style-name="Table_20_Contents">
      <style:text-properties officeooo:rsid="00183143" officeooo:paragraph-rsid="00183143"/>
    </style:style>
    <style:style style:name="P27" style:family="paragraph" style:parent-style-name="Table_20_Contents">
      <style:text-properties officeooo:paragraph-rsid="00183143"/>
    </style:style>
    <style:style style:name="P28" style:family="paragraph" style:parent-style-name="Table_20_Contents">
      <style:text-properties officeooo:rsid="001b7338" officeooo:paragraph-rsid="00183143"/>
    </style:style>
    <style:style style:name="T1" style:family="text">
      <style:text-properties officeooo:rsid="0006b770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officeooo:rsid="001b7338"/>
    </style:style>
    <style:style style:name="T5" style:family="text">
      <style:text-properties officeooo:rsid="001b8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LIMPIO MALLORCA</text:span> <text:span text:style-name="T2">2018</text:span></text:p>
      <text:p text:style-name="P13"><text:span text:style-name="T4">Selección</text:span> de personal – plantilla <text:span text:style-name="T4">Currículum</text:span> – Asistente de hogar</text:p>
      <text:p text:style-name="P13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9">Requisitos mínimos : </text:p>
          </table:table-cell>
          <table:table-cell table:style-name="Tabla2.B1" office:value-type="string">
            <text:p text:style-name="P9">30 &lt; edad &lt; 55</text:p>
            <text:p text:style-name="P9">estudios &gt; graduado escolar</text:p>
            <text:p text:style-name="P9">experiencia &gt; 1 año</text:p>
            <text:p text:style-name="P9">vehículo</text:p>
            <text:p text:style-name="P14">Saber utilizar el correo electrónico</text:p>
            <text:p text:style-name="P14">Saber utilizar Skype</text:p>
            <text:p text:style-name="P14">Saber utilizar WhatsApp</text:p>
            <text:p text:style-name="P14">Disponer de un teléfono móvil</text:p>
          </table:table-cell>
        </table:table-row>
        <table:table-row>
          <table:table-cell table:style-name="Tabla2.A2" office:value-type="string">
            <text:p text:style-name="P9">Se valorará :</text:p>
          </table:table-cell>
          <table:table-cell table:style-name="Tabla2.B2" office:value-type="string">
            <text:p text:style-name="P1"><text:span text:style-name="T1">idiomas (ingles - alemán - catalán)</text:span></text:p>
          </table:table-cell>
        </table:table-row>
      </table:table>
      <text:p text:style-name="P10"/>
      <text:p text:style-name="P10"/>
      <text:p text:style-name="P11">Marca con una “X” el tipo de trabajo que te interesa: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9">Trabajo de limpieza</text:p>
          </table:table-cell>
          <table:table-cell table:style-name="Tabla8.B1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9">Cuidado de personas mayores</text:p>
          </table:table-cell>
          <table:table-cell table:style-name="Tabla8.B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9">Cuidado de niños</text:p>
          </table:table-cell>
          <table:table-cell table:style-name="Tabla8.B2" office:value-type="string">
            <text:p text:style-name="P18"/>
          </table:table-cell>
        </table:table-row>
        <table:table-row>
          <table:table-cell table:style-name="Tabla8.A2" office:value-type="string">
            <text:p text:style-name="P19">Cocinar</text:p>
          </table:table-cell>
          <table:table-cell table:style-name="Tabla8.B2" office:value-type="string">
            <text:p text:style-name="P18"/>
          </table:table-cell>
        </table:table-row>
      </table:table>
      <text:p text:style-name="P2"/>
      <text:p text:style-name="P11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Describe tu experiencia en trabajos de limpieza:</text:p>
          </table:table-cell>
        </table:table-row>
        <table:table-row>
          <table:table-cell table:style-name="Tabla9.A2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a9.A2" office:value-type="string">
            <text:p text:style-name="P23">Describe tu experiencia en trabajos de cuidado de personas mayores:</text:p>
          </table:table-cell>
        </table:table-row>
        <table:table-row>
          <table:table-cell table:style-name="Tabla9.A2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a9.A2" office:value-type="string">
            <text:p text:style-name="P23">Describe tu experiencia en trabajos de cuidado de niños:</text:p>
          </table:table-cell>
        </table:table-row>
        <table:table-row>
          <table:table-cell table:style-name="Tabla9.A2" office:value-type="string">
            <text:p text:style-name="P25"/>
            <text:p text:style-name="P25"/>
            <text:p text:style-name="P25"/>
            <text:p text:style-name="P25"/>
          </table:table-cell>
        </table:table-row>
        <text:soft-page-break/>
        <table:table-row>
          <table:table-cell table:style-name="Tabla9.A2" office:value-type="string">
            <text:p text:style-name="P23">Describe tu experiencia en trabajos de cocina:</text:p>
          </table:table-cell>
        </table:table-row>
        <table:table-row>
          <table:table-cell table:style-name="Tabla9.A2" office:value-type="string">
            <text:p text:style-name="P25"/>
            <text:p text:style-name="P25"/>
            <text:p text:style-name="P25"/>
            <text:p text:style-name="P25"/>
          </table:table-cell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24">Describe tu experiencia en <text:span text:style-name="T5">otros </text:span>trabajos:</text:p>
          </table:table-cell>
        </table:table-row>
        <table:table-row>
          <table:table-cell table:style-name="Tabla1.A2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a1.A2" office:value-type="string">
            <text:p text:style-name="P24"><text:span text:style-name="T5">Comentarios</text:span>:</text:p>
          </table:table-cell>
        </table:table-row>
        <table:table-row>
          <table:table-cell table:style-name="Tabla1.A2" office:value-type="string"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8"/>
      <text:p text:style-name="P8"/>
      <text:p text:style-name="P8"/>
      <text:p text:style-name="P8"/>
      <text:p text:style-name="P12">Completa con tus datos personales: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6">Nombre</text:p>
          </table:table-cell>
          <table:table-cell table:style-name="Tabla3.B1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16">Edad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17">Teléfono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16">Email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8">Dirección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8">Población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1"><text:span text:style-name="T4">Código</text:span> postal</text:p>
          </table:table-cell>
          <table:table-cell table:style-name="Tabla3.B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6">DNI</text:p>
          </table:table-cell>
          <table:table-cell table:style-name="Tabla3.B2" office:value-type="string">
            <text:p text:style-name="P27"/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7">Foto:</text:p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Este <text:span text:style-name="T4">currículum</text:span> no se aceptará si no incluye fotografía a color tipo <text:span text:style-name="T4">carne.</text:span></text:p>
            <text:p text:style-name="P7">Debe verse la cara, bien iluminada, con fondo blanco.</text:p>
          </table:table-cell>
        </table:table-row>
      </table:table>
      <text:p text:style-name="P5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7:40:15.092166537</meta:creation-date>
    <dc:date>2018-12-01T20:39:01.434825468</dc:date>
    <meta:editing-duration>PT2H48M39S</meta:editing-duration>
    <meta:editing-cycles>20</meta:editing-cycles>
    <meta:generator>LibreOffice/4.2.8.2$Linux_X86_64 LibreOffice_project/420m0$Build-2</meta:generator>
    <meta:document-statistic meta:table-count="6" meta:image-count="0" meta:object-count="0" meta:page-count="2" meta:paragraph-count="36" meta:word-count="152" meta:character-count="950" meta:non-whitespace-character-count="828"/>
  </office:meta>
</office:document-meta>
</file>